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taAnnotatedBean1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jb3AnnotatedBean1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ovyTestBean.setProperty( String propertyName , Object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Bean1.setAge( int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jb3AnnotatedBean3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3.TestBean3( String name , int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Bean4.setAge( int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1.get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TransactionAttributeSourceTests.customClassAttributeWithReadOnlyOverrideDet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stBean4.TestBean4( String name , int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Bean3.get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TransactionAttributeSourceTests.customClassAttributeDet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nnotationTransactionAttributeSourceTests.transactionAttributeOnTargetClassMethodOverridesAttributeOnInterfaceMetho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Ejb3AnnotatedBean3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3.setAge( int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ovyTestBea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taAnnotatedBean3.get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taAnnotatedBean1.setAge( int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TransactionAttributeSourceTests.serializ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nnotationTransactionAttributeSourceTests.transactionAttributeDeclaredOnClassMethodWithJ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jb3AnnotatedBean1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6.get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11.setAge( int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1.TestBean1( String name , int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TransactionAttributeSourceTests.customClassAttributeWithReadOnlyOverrideOn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taAnnotatedBean3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ty.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notationTransactionAttributeSourceTests.transactionAttributeDeclaredOnClassWithEjb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nnotationTransactionAttributeSourceTests.customMethodAttributeDet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GroovyTestBean.getProperty( String propert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9.get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TransactionAttributeSourceTests.transactionAttributeDeclaredOnInterfaceWithEjb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nnotationTransactionAttributeSourceTests.labelsAreAppl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nnotationTransactionAttributeSourceTests.transactionAttributeDeclaredOnInterfaceMethod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Bean2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ty.setAge( int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4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TransactionAttributeSourceTests.nullOr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taAnnotatedBean3.setAge( int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TransactionAttributeSourceTests.transactionAttributeDeclaredOnGroovy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GroovyTestBean.setAge( int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TransactionAttributeSourceTests.transactionAttributeDeclaredOnClassMethodWithEjb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taAnnotatedBean1.get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jb3AnnotatedBean3.get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jb3AnnotatedBean2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t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2.get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4.get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TransactionAttributeSourceTests.transactionAttributeDeclaredOnClassWithJ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stBean1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ty.Empty( String name , int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TransactionAttributeSourceTests.customMethodAttributeWithReadOnlyOverrideOn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estBean1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taAnnotatedBean1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jb3AnnotatedBean1.setAge( int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taAnnotatedBean2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7.get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TransactionAttributeSourceTests.customMethodAttributeWithReadOnlyOverrideDet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stBean1.TestBean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Bean3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4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TransactionAttributeSourceTests.transactionAttributeDeclaredOnInterfaceWithJ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stBean4.TestBean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notationTransactionAttributeSourceTests.transactionAttributeDeclaredOnCglibClass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taAnnotatedBean2.get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8.get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ovyTestBean.getMeta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10.get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5.get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jb3AnnotatedBean1.get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2.TestBean2( String name , int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taAnnotatedBean2.setAge( int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ovyTestBea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11.get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ovyTestBean.get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2.TestBean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mpty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TransactionAttributeSourceTests.defaultsToClassTransaction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stBean3.TestBean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jb3AnnotatedBean2.setAge( int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TransactionAttributeSourceTests.rollbackRulesAreAppl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taAnnotatedBean3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taAnnotatedBean2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ty.get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jb3AnnotatedBean2.get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2.setAge( int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3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ovyTestBean.setMetaClass( MetaClass meta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Bean2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TransactionAttributeSourceTests.transactionAttributeDeclaredOnClass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roovyTestBean.invokeMethod( String name , Object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jb3AnnotatedBean3.setAge( int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jb3AnnotatedBean2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